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fo:margin-left="-0.002cm" fo:margin-top="0cm" fo:margin-bottom="0cm" table:align="left" style:writing-mode="lr-tb"/>
    </style:style>
    <style:style style:name="Table1.A" style:family="table-column">
      <style:table-column-properties style:column-width="17cm"/>
    </style:style>
    <style:style style:name="Table1.1" style:family="table-row">
      <style:table-row-properties fo:keep-together="auto"/>
    </style:style>
    <style:style style:name="Table1.A1" style:family="table-cell">
      <style:table-cell-properties fo:background-color="#ffffff" fo:padding-left="0.095cm" fo:padding-right="0.097cm" fo:padding-top="0.097cm" fo:padding-bottom="0.097cm" fo:border="0.25pt solid #000001">
        <style:background-image/>
      </style:table-cell-properties>
    </style:style>
    <style:style style:name="Table1.A2"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le2" style:family="table">
      <style:table-properties style:width="17cm" fo:margin-left="-0.002cm" fo:margin-top="0cm" fo:margin-bottom="0cm" table:align="left" style:writing-mode="lr-tb"/>
    </style:style>
    <style:style style:name="Table2.A" style:family="table-column">
      <style:table-column-properties style:column-width="17cm"/>
    </style:style>
    <style:style style:name="Table2.1" style:family="table-row">
      <style:table-row-properties fo:keep-together="auto"/>
    </style:style>
    <style:style style:name="Table2.A1" style:family="table-cell">
      <style:table-cell-properties fo:background-color="#ffffff" fo:padding-left="0.095cm" fo:padding-right="0.097cm" fo:padding-top="0.097cm" fo:padding-bottom="0.097cm" fo:border="0.25pt solid #000001">
        <style:background-image/>
      </style:table-cell-properties>
    </style:style>
    <style:style style:name="Table2.A2" style:family="table-cell">
      <style:table-cell-properties fo:background-color="#ffffff" fo:padding-left="0.095cm" fo:padding-right="0.097cm" fo:padding-top="0.097cm" fo:padding-bottom="0.097cm" fo:border-left="0.25pt solid #000001" fo:border-right="0.25pt solid #000001" fo:border-top="none" fo:border-bottom="0.25pt solid #000001">
        <style:background-image/>
      </style:table-cell-properties>
    </style:style>
    <style:style style:name="Table3" style:family="table">
      <style:table-properties style:width="17cm" table:align="margins" style:writing-mode="lr-tb"/>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writing-mode="lr-tb"/>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4.A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writing-mode="lr-tb"/>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writing-mode="lr-tb"/>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6.A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writing-mode="lr-tb"/>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7.A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writing-mode="lr-tb"/>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8.A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writing-mode="lr-tb"/>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9.A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1.A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writing-mode="lr-tb"/>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0.A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0.5pt" style:font-size-asian="10.5pt" style:font-size-complex="10.5pt"/>
    </style:style>
    <style:style style:name="P3" style:family="paragraph" style:parent-style-name="Standard">
      <style:text-properties fo:font-size="10.5pt" officeooo:rsid="000d4594" officeooo:paragraph-rsid="000d1a17" style:font-size-asian="10.5pt" style:font-size-complex="10.5pt"/>
    </style:style>
    <style:style style:name="P4" style:family="paragraph" style:parent-style-name="Standard">
      <style:text-properties fo:font-size="10.5pt" fo:font-weight="normal" officeooo:rsid="000d1a17" officeooo:paragraph-rsid="000d1a17" style:font-size-asian="10.5pt" style:font-weight-asian="normal" style:font-size-complex="10.5pt" style:font-weight-complex="normal"/>
    </style:style>
    <style:style style:name="P5" style:family="paragraph" style:parent-style-name="Standard">
      <style:text-properties fo:font-size="12pt" fo:font-weight="bold" style:font-size-asian="12pt" style:font-weight-asian="bold" style:font-size-complex="12pt" style:font-weight-complex="bold"/>
    </style:style>
    <style:style style:name="P6" style:family="paragraph" style:parent-style-name="Standard">
      <style:text-properties fo:font-weight="bold" officeooo:rsid="00046b25" officeooo:paragraph-rsid="00046b25" style:font-weight-asian="bold" style:font-weight-complex="bold"/>
    </style:style>
    <style:style style:name="P7" style:family="paragraph" style:parent-style-name="Standard">
      <style:text-properties officeooo:rsid="00046b25" officeooo:paragraph-rsid="00046b25"/>
    </style:style>
    <style:style style:name="P8" style:family="paragraph" style:parent-style-name="Standard">
      <style:text-properties officeooo:rsid="00064ba1" officeooo:paragraph-rsid="00064ba1"/>
    </style:style>
    <style:style style:name="P9" style:family="paragraph" style:parent-style-name="Standard">
      <style:text-properties officeooo:rsid="00070b04" officeooo:paragraph-rsid="00070b04"/>
    </style:style>
    <style:style style:name="P10" style:family="paragraph" style:parent-style-name="Standard">
      <style:text-properties officeooo:rsid="00091a43" officeooo:paragraph-rsid="00091a43"/>
    </style:style>
    <style:style style:name="P11" style:family="paragraph" style:parent-style-name="Standard">
      <style:text-properties officeooo:paragraph-rsid="00091a43"/>
    </style:style>
    <style:style style:name="P12" style:family="paragraph" style:parent-style-name="Standard" style:list-style-name="WWNum1"/>
    <style:style style:name="P13" style:family="paragraph" style:parent-style-name="Standard" style:list-style-name="WWNum1">
      <style:text-properties officeooo:paragraph-rsid="00046b25"/>
    </style:style>
    <style:style style:name="P14" style:family="paragraph" style:parent-style-name="Standard" style:list-style-name="WWNum1">
      <style:text-properties officeooo:paragraph-rsid="0003e060"/>
    </style:style>
    <style:style style:name="P15" style:family="paragraph" style:parent-style-name="Standard" style:list-style-name="WWNum1">
      <style:text-properties fo:font-size="10.5pt" style:font-size-asian="10.5pt" style:font-size-complex="10.5pt"/>
    </style:style>
    <style:style style:name="P16" style:family="paragraph" style:parent-style-name="Standard" style:list-style-name="WWNum1">
      <style:text-properties fo:font-size="10.5pt" officeooo:paragraph-rsid="00046b25" style:font-size-asian="10.5pt" style:font-size-complex="10.5pt"/>
    </style:style>
    <style:style style:name="P17" style:family="paragraph" style:parent-style-name="Standard" style:list-style-name="WWNum1">
      <style:text-properties fo:font-size="10.5pt" officeooo:rsid="0003e060" officeooo:paragraph-rsid="0003e060" style:font-size-asian="10.5pt" style:font-size-complex="10.5pt"/>
    </style:style>
    <style:style style:name="P18" style:family="paragraph" style:parent-style-name="Standard" style:list-style-name="WWNum2">
      <style:text-properties fo:font-size="10.5pt" style:font-size-asian="10.5pt" style:font-size-complex="10.5pt"/>
    </style:style>
    <style:style style:name="P19" style:family="paragraph" style:parent-style-name="Standard" style:list-style-name="L1">
      <style:text-properties fo:font-size="10.5pt" officeooo:rsid="000d03bd" officeooo:paragraph-rsid="00046b25" style:font-size-asian="10.5pt" style:font-size-complex="10.5pt"/>
    </style:style>
    <style:style style:name="P20" style:family="paragraph" style:parent-style-name="Standard" style:list-style-name="L1">
      <style:text-properties fo:font-size="10.5pt" officeooo:rsid="000d03bd" officeooo:paragraph-rsid="000d1a17" style:font-size-asian="10.5pt" style:font-size-complex="10.5pt"/>
    </style:style>
    <style:style style:name="P21" style:family="paragraph" style:parent-style-name="Standard" style:list-style-name="L1">
      <style:text-properties fo:font-size="10.5pt" officeooo:rsid="00046b25" officeooo:paragraph-rsid="00046b25" style:font-size-asian="10.5pt" style:font-size-complex="10.5pt"/>
    </style:style>
    <style:style style:name="P22" style:family="paragraph" style:parent-style-name="Standard" style:list-style-name="L1">
      <style:text-properties fo:font-size="10.5pt" officeooo:rsid="000d4594" officeooo:paragraph-rsid="000d1a17" style:font-size-asian="10.5pt" style:font-size-complex="10.5pt"/>
    </style:style>
    <style:style style:name="P23" style:family="paragraph" style:parent-style-name="Standard" style:list-style-name="L1">
      <style:text-properties fo:font-size="10.5pt" officeooo:rsid="0005b134" officeooo:paragraph-rsid="0005b134" style:font-size-asian="10.5pt" style:font-size-complex="10.5pt"/>
    </style:style>
    <style:style style:name="P24" style:family="paragraph" style:parent-style-name="Standard" style:list-style-name="L1">
      <style:text-properties fo:font-size="10.5pt" officeooo:rsid="0005a478" officeooo:paragraph-rsid="0005a478" style:font-size-asian="10.5pt" style:font-size-complex="10.5pt"/>
    </style:style>
    <style:style style:name="P25" style:family="paragraph" style:parent-style-name="Standard" style:list-style-name="L2">
      <style:text-properties fo:font-size="10.5pt" officeooo:rsid="000ea957" officeooo:paragraph-rsid="000e4346" style:font-size-asian="10.5pt" style:font-size-complex="10.5pt"/>
    </style:style>
    <style:style style:name="P26" style:family="paragraph" style:parent-style-name="Standard" style:list-style-name="L2">
      <style:text-properties fo:font-size="10.5pt" officeooo:rsid="00149e7e" officeooo:paragraph-rsid="000e4346" style:font-size-asian="10.5pt" style:font-size-complex="10.5pt"/>
    </style:style>
    <style:style style:name="P27" style:family="paragraph" style:parent-style-name="Standard" style:list-style-name="L2">
      <style:text-properties fo:font-size="10.5pt" officeooo:rsid="00109b13" officeooo:paragraph-rsid="000e4346" style:font-size-asian="10.5pt" style:font-size-complex="10.5pt"/>
    </style:style>
    <style:style style:name="P28" style:family="paragraph" style:parent-style-name="Standard" style:list-style-name="L2">
      <style:text-properties fo:font-size="10.5pt" officeooo:rsid="000ea076" officeooo:paragraph-rsid="000e4346" style:font-size-asian="10.5pt" style:font-size-complex="10.5pt"/>
    </style:style>
    <style:style style:name="P29" style:family="paragraph" style:parent-style-name="Standard" style:list-style-name="L2">
      <style:text-properties fo:font-size="10.5pt" officeooo:rsid="0017c11d" officeooo:paragraph-rsid="000e4346" style:font-size-asian="10.5pt" style:font-size-complex="10.5pt"/>
    </style:style>
    <style:style style:name="P30" style:family="paragraph" style:parent-style-name="Standard" style:list-style-name="L2">
      <style:text-properties fo:font-size="10.5pt" officeooo:rsid="001851b7" officeooo:paragraph-rsid="000e4346" style:font-size-asian="10.5pt" style:font-size-complex="10.5pt"/>
    </style:style>
    <style:style style:name="P31" style:family="paragraph" style:parent-style-name="Standard" style:list-style-name="L2">
      <style:text-properties fo:font-size="10.5pt" officeooo:rsid="0018567c" officeooo:paragraph-rsid="000e4346" style:font-size-asian="10.5pt" style:font-size-complex="10.5pt"/>
    </style:style>
    <style:style style:name="P32" style:family="paragraph" style:parent-style-name="Standard" style:list-style-name="L2">
      <style:text-properties fo:font-size="10.5pt" officeooo:rsid="001ac5f5" officeooo:paragraph-rsid="000e4346" style:font-size-asian="10.5pt" style:font-size-complex="10.5pt"/>
    </style:style>
    <style:style style:name="P33" style:family="paragraph" style:parent-style-name="Standard" style:list-style-name="L2">
      <style:text-properties fo:font-size="10.5pt" officeooo:rsid="00064ba1" officeooo:paragraph-rsid="00064ba1" style:font-size-asian="10.5pt" style:font-size-complex="10.5pt"/>
    </style:style>
    <style:style style:name="P34" style:family="paragraph" style:parent-style-name="Standard" style:list-style-name="WWNum2">
      <style:text-properties fo:font-size="10.5pt" fo:font-weight="normal" style:font-size-asian="10.5pt" style:font-weight-asian="normal" style:font-size-complex="10.5pt" style:font-weight-complex="normal"/>
    </style:style>
    <style:style style:name="P35" style:family="paragraph" style:parent-style-name="Standard" style:list-style-name="L3">
      <style:text-properties fo:font-size="10.5pt" fo:font-weight="normal" officeooo:rsid="001bf5c6" officeooo:paragraph-rsid="000e4346" style:font-size-asian="10.5pt" style:font-weight-asian="normal" style:font-size-complex="10.5pt" style:font-weight-complex="normal"/>
    </style:style>
    <style:style style:name="P36" style:family="paragraph" style:parent-style-name="Standard" style:list-style-name="L3">
      <style:text-properties fo:font-size="10.5pt" fo:font-weight="normal" officeooo:rsid="001c3619" officeooo:paragraph-rsid="000e4346" style:font-size-asian="10.5pt" style:font-weight-asian="normal" style:font-size-complex="10.5pt" style:font-weight-complex="normal"/>
    </style:style>
    <style:style style:name="P37" style:family="paragraph" style:parent-style-name="Standard" style:list-style-name="L4">
      <style:text-properties fo:font-size="10.5pt" fo:font-weight="normal" officeooo:rsid="001c3619" officeooo:paragraph-rsid="000e4346" style:font-size-asian="10.5pt" style:font-weight-asian="normal" style:font-size-complex="10.5pt" style:font-weight-complex="normal"/>
    </style:style>
    <style:style style:name="P38" style:family="paragraph" style:parent-style-name="Standard" style:list-style-name="L3">
      <style:text-properties fo:font-size="10.5pt" fo:font-weight="normal" officeooo:rsid="00064ba1" officeooo:paragraph-rsid="00064ba1" style:font-size-asian="10.5pt" style:font-weight-asian="normal" style:font-size-complex="10.5pt" style:font-weight-complex="normal"/>
    </style:style>
    <style:style style:name="P39" style:family="paragraph" style:parent-style-name="Standard" style:list-style-name="L4">
      <style:text-properties fo:font-size="10.5pt" fo:font-weight="normal" officeooo:rsid="001de32d" officeooo:paragraph-rsid="000e4346" style:font-size-asian="10.5pt" style:font-weight-asian="normal" style:font-size-complex="10.5pt" style:font-weight-complex="normal"/>
    </style:style>
    <style:style style:name="P40" style:family="paragraph" style:parent-style-name="Standard" style:list-style-name="L4">
      <style:text-properties fo:font-size="10.5pt" fo:font-weight="normal" officeooo:rsid="001f3461" officeooo:paragraph-rsid="000e4346" style:font-size-asian="10.5pt" style:font-weight-asian="normal" style:font-size-complex="10.5pt" style:font-weight-complex="normal"/>
    </style:style>
    <style:style style:name="P41" style:family="paragraph" style:parent-style-name="Standard" style:list-style-name="L5">
      <style:text-properties fo:font-size="10.5pt" fo:font-weight="normal" officeooo:rsid="001f3461" officeooo:paragraph-rsid="000e4346" style:font-size-asian="10.5pt" style:font-weight-asian="normal" style:font-size-complex="10.5pt" style:font-weight-complex="normal"/>
    </style:style>
    <style:style style:name="P42" style:family="paragraph" style:parent-style-name="Standard" style:list-style-name="L6">
      <style:text-properties fo:font-size="10.5pt" fo:font-weight="normal" officeooo:rsid="0021d3b5" officeooo:paragraph-rsid="000e4346" style:font-size-asian="10.5pt" style:font-weight-asian="normal" style:font-size-complex="10.5pt" style:font-weight-complex="normal"/>
    </style:style>
    <style:style style:name="P43" style:family="paragraph" style:parent-style-name="Standard" style:list-style-name="L7">
      <style:text-properties fo:font-size="10.5pt" fo:font-weight="normal" officeooo:rsid="0021d3b5" officeooo:paragraph-rsid="00091a43" style:font-size-asian="10.5pt" style:font-weight-asian="normal" style:font-size-complex="10.5pt" style:font-weight-complex="normal"/>
    </style:style>
    <style:style style:name="P44" style:family="paragraph" style:parent-style-name="Standard" style:list-style-name="L6">
      <style:text-properties fo:font-size="10.5pt" fo:font-weight="normal" officeooo:rsid="0023a3c8" officeooo:paragraph-rsid="000e4346" style:font-size-asian="10.5pt" style:font-weight-asian="normal" style:font-size-complex="10.5pt" style:font-weight-complex="normal"/>
    </style:style>
    <style:style style:name="P45" style:family="paragraph" style:parent-style-name="Standard" style:list-style-name="L7">
      <style:text-properties fo:font-size="10.5pt" fo:font-weight="normal" officeooo:rsid="0023a3c8" officeooo:paragraph-rsid="00091a43" style:font-size-asian="10.5pt" style:font-weight-asian="normal" style:font-size-complex="10.5pt" style:font-weight-complex="normal"/>
    </style:style>
    <style:style style:name="P46" style:family="paragraph" style:parent-style-name="Standard" style:list-style-name="L8">
      <style:text-properties fo:font-size="10.5pt" fo:font-weight="normal" officeooo:rsid="0023a3c8" officeooo:paragraph-rsid="00091a43" style:font-size-asian="10.5pt" style:font-weight-asian="normal" style:font-size-complex="10.5pt" style:font-weight-complex="normal"/>
    </style:style>
    <style:style style:name="P47" style:family="paragraph" style:parent-style-name="Standard" style:list-style-name="L6">
      <style:text-properties fo:font-size="10.5pt" fo:font-weight="normal" officeooo:rsid="000785cb" officeooo:paragraph-rsid="000785cb" style:font-size-asian="10.5pt" style:font-weight-asian="normal" style:font-size-complex="10.5pt" style:font-weight-complex="normal"/>
    </style:style>
    <style:style style:name="P48" style:family="paragraph" style:parent-style-name="Standard" style:list-style-name="L6">
      <style:text-properties fo:font-size="10.5pt" fo:font-weight="normal" officeooo:rsid="00091a43" officeooo:paragraph-rsid="00091a43" style:font-size-asian="10.5pt" style:font-weight-asian="normal" style:font-size-complex="10.5pt" style:font-weight-complex="normal"/>
    </style:style>
    <style:style style:name="P49" style:family="paragraph" style:parent-style-name="Standard" style:list-style-name="L8">
      <style:text-properties fo:font-size="10.5pt" fo:font-weight="normal" officeooo:rsid="0001de18" officeooo:paragraph-rsid="00091a43" style:font-size-asian="10.5pt" style:font-weight-asian="normal" style:font-size-complex="10.5pt" style:font-weight-complex="normal"/>
    </style:style>
    <style:style style:name="P50" style:family="paragraph" style:parent-style-name="Standard" style:list-style-name="L8">
      <style:text-properties fo:font-size="10.5pt" fo:font-weight="normal" officeooo:rsid="00272511" officeooo:paragraph-rsid="000fd6aa" style:font-size-asian="10.5pt" style:font-weight-asian="normal" style:font-size-complex="10.5pt" style:font-weight-complex="normal"/>
    </style:style>
    <style:style style:name="P51" style:family="paragraph" style:parent-style-name="Standard" style:list-style-name="L8">
      <style:text-properties fo:font-size="10.5pt" fo:font-weight="normal" officeooo:rsid="000a98df" officeooo:paragraph-rsid="000a98df" style:font-size-asian="10.5pt" style:font-weight-asian="normal" style:font-size-complex="10.5pt" style:font-weight-complex="normal"/>
    </style:style>
    <style:style style:name="P52" style:family="paragraph" style:parent-style-name="Standard" style:list-style-name="L9">
      <style:text-properties fo:font-size="10.5pt" fo:font-weight="normal" officeooo:rsid="00255fec" officeooo:paragraph-rsid="000acfd2" style:font-size-asian="10.5pt" style:font-weight-asian="normal" style:font-size-complex="10.5pt" style:font-weight-complex="normal"/>
    </style:style>
    <style:style style:name="P53" style:family="paragraph" style:parent-style-name="Standard" style:list-style-name="L9">
      <style:text-properties fo:font-size="10.5pt" fo:font-weight="normal" officeooo:rsid="00255fec" officeooo:paragraph-rsid="000c7a9f" style:font-size-asian="10.5pt" style:font-weight-asian="normal" style:font-size-complex="10.5pt" style:font-weight-complex="normal"/>
    </style:style>
    <style:style style:name="P54" style:family="paragraph" style:parent-style-name="Standard" style:list-style-name="L9">
      <style:text-properties fo:font-size="10.5pt" fo:font-weight="normal" officeooo:rsid="000c7a9f" officeooo:paragraph-rsid="000c7a9f" style:font-size-asian="10.5pt" style:font-weight-asian="normal" style:font-size-complex="10.5pt" style:font-weight-complex="normal"/>
    </style:style>
    <style:style style:name="P55" style:family="paragraph" style:parent-style-name="Standard" style:list-style-name="L8">
      <style:text-properties fo:font-size="10.5pt" fo:font-weight="normal" officeooo:rsid="000c7a9f" officeooo:paragraph-rsid="000c7a9f" style:font-size-asian="10.5pt" style:font-weight-asian="normal" style:font-size-complex="10.5pt" style:font-weight-complex="normal"/>
    </style:style>
    <style:style style:name="P56" style:family="paragraph" style:parent-style-name="Standard">
      <style:text-properties fo:font-size="12pt" fo:font-weight="normal" officeooo:rsid="00272511" officeooo:paragraph-rsid="000acfd2" style:font-size-asian="12pt" style:font-weight-asian="normal" style:font-size-complex="12pt" style:font-weight-complex="normal"/>
    </style:style>
    <style:style style:name="P57" style:family="paragraph" style:parent-style-name="Standard">
      <style:text-properties fo:font-size="12pt" fo:font-weight="bold" officeooo:rsid="000e4346" officeooo:paragraph-rsid="000acfd2" style:font-size-asian="12pt" style:font-weight-asian="bold" style:font-size-complex="12pt" style:font-weight-complex="bold"/>
    </style:style>
    <style:style style:name="P58" style:family="paragraph" style:parent-style-name="Standard">
      <style:text-properties officeooo:paragraph-rsid="000acfd2"/>
    </style:style>
    <style:style style:name="P59" style:family="paragraph" style:parent-style-name="Text_20_body" style:master-page-name="Standard">
      <style:paragraph-properties style:page-number="auto"/>
      <style:text-properties fo:font-size="12pt" fo:font-weight="bold" style:font-size-asian="12pt" style:font-weight-asian="bold" style:font-size-complex="12pt" style:font-weight-complex="bold"/>
    </style:style>
    <style:style style:name="T1" style:family="text">
      <style:text-properties fo:font-size="10.5pt" style:font-size-asian="10.5pt" style:font-size-complex="10.5pt"/>
    </style:style>
    <style:style style:name="T2" style:family="text">
      <style:text-properties fo:font-size="10.5pt" officeooo:rsid="0003e060" style:font-size-asian="10.5pt" style:font-size-complex="10.5pt"/>
    </style:style>
    <style:style style:name="T3" style:family="text">
      <style:text-properties fo:font-size="10.5pt" officeooo:rsid="0003ff5f" style:font-size-asian="10.5pt" style:font-size-complex="10.5pt"/>
    </style:style>
    <style:style style:name="T4" style:family="text">
      <style:text-properties fo:font-size="10.5pt" fo:font-weight="normal" style:font-size-asian="10.5pt" style:font-weight-asian="normal" style:font-size-complex="10.5pt" style:font-weight-complex="normal"/>
    </style:style>
    <style:style style:name="T5" style:family="text">
      <style:text-properties officeooo:rsid="0003ff5f"/>
    </style:style>
    <style:style style:name="T6" style:family="text">
      <style:text-properties officeooo:rsid="0003e060"/>
    </style:style>
    <style:style style:name="T7" style:family="text">
      <style:text-properties officeooo:rsid="00046b25"/>
    </style:style>
    <style:style style:name="T8" style:family="text">
      <style:text-properties officeooo:rsid="0005b134"/>
    </style:style>
    <style:style style:name="T9" style:family="text">
      <style:text-properties officeooo:rsid="00064ba1"/>
    </style:style>
    <style:style style:name="T10" style:family="text">
      <style:text-properties officeooo:rsid="000ea076"/>
    </style:style>
    <style:style style:name="T11" style:family="text">
      <style:text-properties officeooo:rsid="00142bcf"/>
    </style:style>
    <style:style style:name="T12" style:family="text">
      <style:text-properties officeooo:rsid="000ea957"/>
    </style:style>
    <style:style style:name="T13" style:family="text">
      <style:text-properties officeooo:rsid="0018567c"/>
    </style:style>
    <style:style style:name="T14" style:family="text">
      <style:text-properties officeooo:rsid="001ac5f5"/>
    </style:style>
    <style:style style:name="T15" style:family="text">
      <style:text-properties officeooo:rsid="00070b04"/>
    </style:style>
    <style:style style:name="T16" style:family="text">
      <style:text-properties officeooo:rsid="001de32d"/>
    </style:style>
    <style:style style:name="T17" style:family="text">
      <style:text-properties officeooo:rsid="000e4346"/>
    </style:style>
    <style:style style:name="T18" style:family="text">
      <style:text-properties officeooo:rsid="000785cb"/>
    </style:style>
    <style:style style:name="T19" style:family="text">
      <style:text-properties officeooo:rsid="000acfd2"/>
    </style:style>
    <style:style style:name="T20" style:family="text">
      <style:text-properties fo:font-size="12pt" fo:font-weight="bold" officeooo:rsid="000e4346" style:font-size-asian="12pt" style:font-weight-asian="bold" style:font-size-complex="12pt" style:font-weight-complex="bold"/>
    </style:style>
    <style:style style:name="T21" style:family="text">
      <style:text-properties officeooo:rsid="000c7a9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Data Types:</text:p>
      <table:table table:name="Table1" table:style-name="Table1">
        <table:table-column table:style-name="Table1.A"/>
        <table:table-row table:style-name="Table1.1">
          <table:table-cell table:style-name="Table1.A1" office:value-type="string">
            <text:list xml:id="list4683669190818678648" text:style-name="WWNum1">
              <text:list-item>
                <text:p text:style-name="P12"><text:span text:style-name="T1">Write a program to print a number in different fomats </text:span><text:span text:style-name="T2">(</text:span><text:span text:style-name="T1">octal, integer, hexadecimal</text:span><text:span text:style-name="T2">)</text:span><text:span text:style-name="T1"> ?</text:span></text:p>
              </text:list-item>
            </text:list>
          </table:table-cell>
        </table:table-row>
        <table:table-row table:style-name="Table1.1">
          <table:table-cell table:style-name="Table1.A2" office:value-type="string">
            <text:list xml:id="list171526586220832" text:continue-numbering="true" text:style-name="WWNum1">
              <text:list-item>
                <text:p text:style-name="P15">Write a program on printing unsigned character in integer and character format with a step value?</text:p>
              </text:list-item>
            </text:list>
            <text:p text:style-name="P2"><text:s text:c="15"/>Ch =152,ch=255 in both signed and unsigned character format.</text:p>
          </table:table-cell>
        </table:table-row>
        <table:table-row table:style-name="Table1.1">
          <table:table-cell table:style-name="Table1.A2" office:value-type="string">
            <text:list xml:id="list171527041164082" text:continue-numbering="true" text:style-name="WWNum1">
              <text:list-item>
                <text:p text:style-name="P12"><text:span text:style-name="T1">Write a program on Compoun</text:span><text:span text:style-name="T2">d</text:span><text:span text:style-name="T1"> Assignment operator operations ?</text:span></text:p>
              </text:list-item>
            </text:list>
          </table:table-cell>
        </table:table-row>
        <table:table-row table:style-name="Table1.1">
          <table:table-cell table:style-name="Table1.A2" office:value-type="string">
            <text:list xml:id="list171526044116674" text:continue-numbering="true" text:style-name="WWNum1">
              <text:list-item>
                <text:p text:style-name="P15">Write a program to demonstrate operations on Post and pre increment and decrement operator ?</text:p>
              </text:list-item>
            </text:list>
          </table:table-cell>
        </table:table-row>
        <table:table-row table:style-name="Table1.1">
          <table:table-cell table:style-name="Table1.A2" office:value-type="string">
            <text:list xml:id="list171527312262776" text:continue-numbering="true" text:style-name="WWNum1">
              <text:list-item>
                <text:p text:style-name="P12"><text:span text:style-name="T1">Write a program to demonstrate </text:span><text:span text:style-name="T3">the following </text:span><text:span text:style-name="T1">operations </text:span><text:span text:style-name="T3">using decimal,octal,hexadecimal and binary number representation </text:span><text:span text:style-name="T1">:</text:span></text:p>
                <text:p text:style-name="P17">(i) <text:s text:c="2"/>Relational operator</text:p>
                <text:p text:style-name="P17">(ii) <text:s/>Ternary operator</text:p>
                <text:p text:style-name="P17">(iii) Bitwise operator</text:p>
                <text:p text:style-name="P17">(iv) Logical operator</text:p>
                <text:p text:style-name="P17">(v) <text:s/>Arithmetic operator</text:p>
              </text:list-item>
            </text:list>
          </table:table-cell>
        </table:table-row>
        <table:table-row table:style-name="Table1.1">
          <table:table-cell table:style-name="Table1.A2" office:value-type="string">
            <text:list xml:id="list171527587659057" text:continue-numbering="true" text:style-name="WWNum1">
              <text:list-item>
                <text:p text:style-name="P15">Write a program to demonstrate operation on sizeof operator on unsigned,signed of int,char,float,double with short and long quantifier ?</text:p>
              </text:list-item>
            </text:list>
          </table:table-cell>
        </table:table-row>
        <table:table-row table:style-name="Table1.1">
          <table:table-cell table:style-name="Table1.A2" office:value-type="string">
            <text:list xml:id="list171527154457169" text:continue-numbering="true" text:style-name="WWNum1">
              <text:list-item>
                <text:p text:style-name="P17"><text:s/>Write a program to get division value using implicit and explict conversion ?</text:p>
              </text:list-item>
            </text:list>
          </table:table-cell>
        </table:table-row>
        <table:table-row table:style-name="Table1.1">
          <table:table-cell table:style-name="Table1.A2" office:value-type="string">
            <text:list xml:id="list171526846676281" text:continue-numbering="true" text:style-name="WWNum1">
              <text:list-item>
                <text:p text:style-name="P16"><text:s/>Write a program to find the maximum number using condition operators for three variables? </text:p>
                <text:p text:style-name="P16">ex: a&gt;b?a:b</text:p>
              </text:list-item>
            </text:list>
          </table:table-cell>
        </table:table-row>
        <table:table-row table:style-name="Table1.1">
          <table:table-cell table:style-name="Table1.A2" office:value-type="string">
            <text:list xml:id="list171527249541642" text:continue-numbering="true" text:style-name="WWNum1">
              <text:list-item>
                <text:p text:style-name="P13"><text:span text:style-name="T1">Write a program to find </text:span><text:span text:style-name="T3">value and </text:span><text:span text:style-name="T1">size of </text:span><text:span text:style-name="T3">following</text:span><text:span text:style-name="T1"> datatypes: </text:span></text:p>
                <text:p text:style-name="P16"><text:span text:style-name="T5"><text:s text:c="2"/>int</text:span>,char,float,long,double,<text:span text:style-name="T5">void,short int,long <text:s/>int,signed,unsigned</text:span> ?</text:p>
              </text:list-item>
            </text:list>
          </table:table-cell>
        </table:table-row>
        <table:table-row table:style-name="Table1.1">
          <table:table-cell table:style-name="Table1.A2" office:value-type="string">
            <text:list xml:id="list171526399267145" text:continue-numbering="true" text:style-name="WWNum1">
              <text:list-item>
                <text:p text:style-name="P16"><text:s/>Write a program to perform Logical operators (i.e &amp;&amp;,||,!) with multiple expressions or conditions?</text:p>
              </text:list-item>
              <text:list-item>
                <text:p text:style-name="P16">ex: <text:s/>(v1&lt;=v2) &amp;&amp;(v2&lt;=v3)||(v3&lt;=v1)</text:p>
              </text:list-item>
            </text:list>
          </table:table-cell>
        </table:table-row>
        <table:table-row table:style-name="Table1.1">
          <table:table-cell table:style-name="Table1.A2" office:value-type="string">
            <text:list xml:id="list171526856721776" text:continue-numbering="true" text:style-name="WWNum1">
              <text:list-item>
                <text:p text:style-name="P16"><text:s/>Write a program to Club assignment operator with </text:p>
                <text:p text:style-name="P16"><text:s text:c="13"/>(i) logical operator, (i)</text:p>
                <text:p text:style-name="P16"><text:s text:c="14"/>(ii) Arithematic operator</text:p>
                <text:p text:style-name="P16"><text:s text:c="13"/>(iii) Bitwise operator?</text:p>
                <text:p text:style-name="P16"><text:s text:c="20"/>Ex: val= (val1&amp;val2) + val2 <text:s/>&amp;&amp; val1</text:p>
              </text:list-item>
            </text:list>
          </table:table-cell>
        </table:table-row>
        <table:table-row table:style-name="Table1.1">
          <table:table-cell table:style-name="Table1.A2" office:value-type="string">
            <text:list xml:id="list171526486540487" text:continue-numbering="true" text:style-name="WWNum1">
              <text:list-item>
                <text:p text:style-name="P15">Write a program to perform Decimal to Binary conversion using LCM?</text:p>
              </text:list-item>
            </text:list>
          </table:table-cell>
        </table:table-row>
        <table:table-row table:style-name="Table1.1">
          <table:table-cell table:style-name="Table1.A2" office:value-type="string">
            <text:list xml:id="list171526730235647" text:continue-numbering="true" text:style-name="WWNum1">
              <text:list-item>
                <text:p text:style-name="P16">Write a program to:</text:p>
                <text:list>
                  <text:list-item>
                    <text:list>
                      <text:list-header>
                        <text:p text:style-name="P13"><text:span text:style-name="T2">(i) </text:span><text:span text:style-name="T1">Initializ</text:span><text:span text:style-name="T3">e</text:span><text:span text:style-name="T1"> two variables and do addition operation?</text:span></text:p>
                      </text:list-header>
                    </text:list>
                  </text:list-item>
                </text:list>
                <text:p text:style-name="P13"><text:span text:style-name="T1"><text:s text:c="14"/></text:span><text:span text:style-name="T2">(ii)</text:span><text:span text:style-name="T1"> Assign two variables and do substraction operation?</text:span></text:p>
                <text:p text:style-name="P16"><text:s text:c="14"/><text:span text:style-name="T6">(iii) G</text:span>et two user entered variables and perform multiplication process?</text:p>
              </text:list-item>
            </text:list>
          </table:table-cell>
        </table:table-row>
        <table:table-row table:style-name="Table1.1">
          <table:table-cell table:style-name="Table1.A2" office:value-type="string">
            <text:list xml:id="list171527522810014" text:continue-numbering="true" text:style-name="WWNum1">
              <text:list-item>
                <text:p text:style-name="P16">Write a program to perform bitwise operations like XOR,AND and OR with two user entered inputs and find a relation between the above operations in program?(i.e v1 ^ v2, v1 &amp; v2 , v1 | v2 and relation between these 3 operations)</text:p>
              </text:list-item>
            </text:list>
          </table:table-cell>
        </table:table-row>
        <table:table-row table:style-name="Table1.1">
          <table:table-cell table:style-name="Table1.A2" office:value-type="string">
            <text:list xml:id="list171525819634729" text:continue-numbering="true" text:style-name="WWNum1">
              <text:list-item>
                <text:p text:style-name="P16">Write a program to perform Shifting operations (both left shift and right shift)with short int,int and long int?</text:p>
              </text:list-item>
            </text:list>
          </table:table-cell>
        </table:table-row>
        <table:table-row table:style-name="Table1.1">
          <table:table-cell table:style-name="Table1.A2" office:value-type="string">
            <text:list xml:id="list171525963541483" text:continue-numbering="true" text:style-name="WWNum1">
              <text:list-header>
                <text:p text:style-name="P14"/>
              </text:list-header>
            </text:list>
          </table:table-cell>
        </table:table-row>
        <table:table-row table:style-name="Table1.1">
          <table:table-cell table:style-name="Table1.A2" office:value-type="string">
            <text:list xml:id="list171526236441277" text:continue-numbering="true" text:style-name="WWNum1">
              <text:list-header>
                <text:p text:style-name="P15"/>
              </text:list-header>
            </text:list>
          </table:table-cell>
        </table:table-row>
        <table:table-row table:style-name="Table1.1">
          <table:table-cell table:style-name="Table1.A2" office:value-type="string">
            <text:list xml:id="list171526447118900" text:continue-numbering="true" text:style-name="WWNum1">
              <text:list-header>
                <text:p text:style-name="P15"/>
              </text:list-header>
            </text:list>
          </table:table-cell>
        </table:table-row>
        <table:table-row table:style-name="Table1.1">
          <table:table-cell table:style-name="Table1.A2" office:value-type="string">
            <text:list xml:id="list171527459000653" text:continue-numbering="true" text:style-name="WWNum1">
              <text:list-header>
                <text:p text:style-name="P15"/>
              </text:list-header>
            </text:list>
          </table:table-cell>
        </table:table-row>
      </table:table>
      <text:p text:style-name="P5">Conditional Statements:</text:p>
      <text:p text:style-name="P1"/>
      <table:table table:name="Table2" table:style-name="Table2">
        <table:table-column table:style-name="Table2.A"/>
        <table:table-row table:style-name="Table2.1">
          <table:table-cell table:style-name="Table2.A1" office:value-type="string">
            <text:list xml:id="list7484541088385838461" text:style-name="WWNum2">
              <text:list-item>
                <text:p text:style-name="P18">Check for coditional operator association either from left to right or right to left ? </text:p>
              </text:list-item>
            </text:list>
          </table:table-cell>
        </table:table-row>
        <table:table-row table:style-name="Table2.1">
          <table:table-cell table:style-name="Table2.A2" office:value-type="string">
            <text:list xml:id="list171526711289982" text:continue-numbering="true" text:style-name="WWNum2">
              <text:list-item>
                <text:p text:style-name="P18"><text:s/>Read two inputs 'a' and 'b', print "a" if 'a' is greater than 'b' ---&gt;implying use "if condition" </text:p>
              </text:list-item>
            </text:list>
          </table:table-cell>
        </table:table-row>
        <table:table-row table:style-name="Table2.1">
          <table:table-cell table:style-name="Table2.A2" office:value-type="string">
            <text:list xml:id="list171527434476120" text:continue-numbering="true" text:style-name="WWNum2">
              <text:list-item>
                <text:p text:style-name="P18">Read two inputs 'a' and 'b', print "a" if 'a' is greater than 'b' otherwise 'b' if greater than 'a' ---&gt;implying use "if...else.... condition" </text:p>
              </text:list-item>
            </text:list>
          </table:table-cell>
        </table:table-row>
        <text:soft-page-break/>
        <table:table-row table:style-name="Table2.1">
          <table:table-cell table:style-name="Table2.A2" office:value-type="string">
            <text:list xml:id="list171526143068122" text:continue-numbering="true" text:style-name="WWNum2">
              <text:list-item>
                <text:p text:style-name="P18">Read Four or Five inputs, Print greatest number out of all inputs using "else if ladder", "Nested if-else" conditional statements </text:p>
              </text:list-item>
            </text:list>
          </table:table-cell>
        </table:table-row>
        <table:table-row table:style-name="Table2.1">
          <table:table-cell table:style-name="Table2.A2" office:value-type="string">
            <text:list xml:id="list171527573429647" text:continue-numbering="true" text:style-name="WWNum2">
              <text:list-item>
                <text:p text:style-name="P18">Read four test marks and calculate Average of the test marks and grade them accordingly as follows</text:p>
              </text:list-item>
            </text:list>
            <text:p text:style-name="P2"><text:s text:c="14"/>conditions : Average &gt; 70 ---&gt;Distinction </text:p>
            <text:p text:style-name="P2"><text:s text:c="34"/>Average between 60 and 70 ----&gt; First Class</text:p>
            <text:p text:style-name="P2"><text:s text:c="34"/>Average between 50 and 60 ----&gt; Second Class </text:p>
            <text:p text:style-name="P2"><text:s text:c="34"/>Average between 40 and 50 ----&gt; Third Class </text:p>
            <text:p text:style-name="Standard"><text:span text:style-name="T1"><text:s text:c="34"/></text:span><text:span text:style-name="T4">Average less than 40 ---------&gt; Retest </text:span></text:p>
          </table:table-cell>
        </table:table-row>
        <table:table-row table:style-name="Table2.1">
          <table:table-cell table:style-name="Table2.A2" office:value-type="string">
            <text:list xml:id="list171526480076732" text:continue-numbering="true" text:style-name="WWNum2">
              <text:list-item>
                <text:p text:style-name="P18">Using Switch statements to check for user input character is a vowel or not </text:p>
              </text:list-item>
            </text:list>
          </table:table-cell>
        </table:table-row>
        <table:table-row table:style-name="Table2.1">
          <table:table-cell table:style-name="Table2.A2" office:value-type="string">
            <text:list xml:id="list171526374179339" text:continue-numbering="true" text:style-name="WWNum2">
              <text:list-item>
                <text:p text:style-name="P18">Using Switch statements to print different quotes for different user inputs in between 1 and 4 with default statement. </text:p>
              </text:list-item>
            </text:list>
          </table:table-cell>
        </table:table-row>
        <table:table-row table:style-name="Table2.1">
          <table:table-cell table:style-name="Table2.A2" office:value-type="string">
            <text:list xml:id="list171527212177779" text:continue-numbering="true" text:style-name="WWNum2">
              <text:list-item>
                <text:p text:style-name="P34">Using Nested Switch statements to take input as a character from each Switch statement and print the concatentation of the both the inputs from the user</text:p>
              </text:list-item>
            </text:list>
          </table:table-cell>
        </table:table-row>
      </table:table>
      <text:p text:style-name="Standard"/>
      <text:p text:style-name="P6">Loops:</text:p>
      <table:table table:name="Table3" table:style-name="Table3">
        <table:table-column table:style-name="Table3.A"/>
        <table:table-row>
          <table:table-cell table:style-name="Table3.A1" office:value-type="string">
            <text:list xml:id="list2465732255964471528" text:style-name="L1">
              <text:list-item>
                <text:p text:style-name="P19">Write a program to print <text:span text:style-name="T7">the following </text:span>series <text:span text:style-name="T7">using </text:span>for and while loop:</text:p>
                <text:list>
                  <text:list-header>
                    <text:p text:style-name="P21">(i) <text:span text:style-name="T8">natural numbers from </text:span>0 to 50</text:p>
                    <text:p text:style-name="P21">(ii) <text:span text:style-name="T8">whole numbers from </text:span>100 to 50</text:p>
                    <text:p text:style-name="P19"><text:span text:style-name="T7">(iii) +10 to -10</text:span> </text:p>
                  </text:list-header>
                </text:list>
              </text:list-item>
            </text:list>
          </table:table-cell>
        </table:table-row>
        <table:table-row>
          <table:table-cell table:style-name="Table3.A2" office:value-type="string">
            <text:list xml:id="list171527699327101" text:continue-numbering="true" text:style-name="L1">
              <text:list-item>
                <text:p text:style-name="P19"><text:span text:style-name="T7">Fin</text:span>d the range of unsigned char, signed char,unsigned short int,short int, unsigned int ,int, unsigned long int, long int.</text:p>
              </text:list-item>
            </text:list>
          </table:table-cell>
        </table:table-row>
        <table:table-row>
          <table:table-cell table:style-name="Table3.A2" office:value-type="string">
            <text:list xml:id="list171526925198538" text:continue-numbering="true" text:style-name="L1">
              <text:list-item>
                <text:p text:style-name="P19">Read two inputs from user and print range of number between two inputs using :</text:p>
                <text:p text:style-name="P19"><text:span text:style-name="T7">(i)</text:span>while loop</text:p>
                <text:p text:style-name="P21">(ii) for loop</text:p>
                <text:p text:style-name="P19"><text:span text:style-name="T7">(iii)do-while loop</text:span> </text:p>
              </text:list-item>
            </text:list>
          </table:table-cell>
        </table:table-row>
        <table:table-row>
          <table:table-cell table:style-name="Table3.A2" office:value-type="string">
            <text:list xml:id="list171525930103561" text:continue-numbering="true" text:style-name="L1">
              <text:list-item>
                <text:p text:style-name="P19">Read inputs from the user and get the sum of the user inputs. </text:p>
              </text:list-item>
            </text:list>
          </table:table-cell>
        </table:table-row>
        <table:table-row>
          <table:table-cell table:style-name="Table3.A2" office:value-type="string">
            <text:list xml:id="list171527464246892" text:continue-numbering="true" text:style-name="L1">
              <text:list-item>
                <text:p text:style-name="P21">Do the above program until user enters a zero.</text:p>
              </text:list-item>
            </text:list>
          </table:table-cell>
        </table:table-row>
        <table:table-row>
          <table:table-cell table:style-name="Table3.A2" office:value-type="string">
            <text:list xml:id="list171526552224062" text:continue-numbering="true" text:style-name="L1">
              <text:list-item>
                <text:p text:style-name="P21">Repeat the above program till user enters a negative value.</text:p>
              </text:list-item>
            </text:list>
          </table:table-cell>
        </table:table-row>
        <table:table-row>
          <table:table-cell table:style-name="Table3.A2" office:value-type="string">
            <text:list xml:id="list171527716576937" text:continue-numbering="true" text:style-name="L1">
              <text:list-item>
                <text:p text:style-name="P20">Print the sum of 5 valid inputs from the user(ignore the negative case) using break </text:p>
              </text:list-item>
            </text:list>
          </table:table-cell>
        </table:table-row>
        <table:table-row>
          <table:table-cell table:style-name="Table3.A2" office:value-type="string">
            <text:list xml:id="list171526174266641" text:continue-numbering="true" text:style-name="L1">
              <text:list-item>
                <text:p text:style-name="P20">Print the sum of 5 valid inputs from the user(ignore the negative case and input must be a multiple of 3+) using break </text:p>
              </text:list-item>
            </text:list>
          </table:table-cell>
        </table:table-row>
        <table:table-row>
          <table:table-cell table:style-name="Table3.A2" office:value-type="string">
            <text:list xml:id="list171527864156947" text:continue-numbering="true" text:style-name="L1">
              <text:list-item>
                <text:p text:style-name="P21">Write an optimised C program where the user will find out all the prime numbers within a given range.</text:p>
              </text:list-item>
            </text:list>
          </table:table-cell>
        </table:table-row>
        <table:table-row>
          <table:table-cell table:style-name="Table3.A2" office:value-type="string">
            <text:list xml:id="list171525883769292" text:continue-numbering="true" text:style-name="L1">
              <text:list-item>
                <text:p text:style-name="P19">Print the sum of valid inputs from the user atmost five inputs with sum must be less than 100</text:p>
              </text:list-item>
            </text:list>
          </table:table-cell>
        </table:table-row>
        <table:table-row>
          <table:table-cell table:style-name="Table3.A2" office:value-type="string">
            <text:list xml:id="list171527756976337" text:continue-numbering="true" text:style-name="L1">
              <text:list-item>
                <text:p text:style-name="P22">Count the Number of inputs entered during summation of user inputs until user inputs zero(Like counter) or atmost 10 inputs </text:p>
              </text:list-item>
            </text:list>
          </table:table-cell>
        </table:table-row>
        <table:table-row>
          <table:table-cell table:style-name="Table3.A2" office:value-type="string">
            <text:list xml:id="list171527573192250" text:continue-numbering="true" text:style-name="L1">
              <text:list-item>
                <text:p text:style-name="P22">Print Multiplication tables of given user input continuously until user inputs zero. </text:p>
              </text:list-item>
            </text:list>
          </table:table-cell>
        </table:table-row>
        <table:table-row>
          <table:table-cell table:style-name="Table3.A2" office:value-type="string">
            <text:list xml:id="list171527307162000" text:continue-numbering="true" text:style-name="L1">
              <text:list-item>
                <text:p text:style-name="P23">Write a program to convert binary to decimal.</text:p>
              </text:list-item>
            </text:list>
          </table:table-cell>
        </table:table-row>
        <table:table-row>
          <table:table-cell table:style-name="Table3.A2" office:value-type="string">
            <text:list xml:id="list171526724765825" text:continue-numbering="true" text:style-name="L1">
              <text:list-item>
                <text:p text:style-name="P23">Write a program to convert decimal to binary.</text:p>
              </text:list-item>
            </text:list>
          </table:table-cell>
        </table:table-row>
        <table:table-row>
          <table:table-cell table:style-name="Table3.A2" office:value-type="string">
            <text:list xml:id="list171526943626988" text:continue-numbering="true" text:style-name="L1">
              <text:list-item>
                <text:p text:style-name="P23">Write a program to convert octal to binary.</text:p>
              </text:list-item>
            </text:list>
          </table:table-cell>
        </table:table-row>
        <table:table-row>
          <table:table-cell table:style-name="Table3.A2" office:value-type="string">
            <text:list xml:id="list171525826435156" text:continue-numbering="true" text:style-name="L1">
              <text:list-item>
                <text:p text:style-name="P23">Write a program to check whether a number is a strong number.</text:p>
              </text:list-item>
            </text:list>
          </table:table-cell>
        </table:table-row>
        <table:table-row>
          <table:table-cell table:style-name="Table3.A2" office:value-type="string">
            <text:list xml:id="list171527848514645" text:continue-numbering="true" text:style-name="L1">
              <text:list-item>
                <text:p text:style-name="P23">Write a program to implement an arithmetic calculator performing +,-,*,/ and % operations. Terminate the program once the user <text:s/>enters 0 as operator.</text:p>
              </text:list-item>
            </text:list>
          </table:table-cell>
        </table:table-row>
        <table:table-row>
          <table:table-cell table:style-name="Table3.A2" office:value-type="string">
            <text:list xml:id="list171527696254797" text:continue-numbering="true" text:style-name="L1">
              <text:list-item>
                <text:p text:style-name="P21">Write a program for a converter which will perform binary to decimal and decimal to binary conversion based on user preferance.</text:p>
              </text:list-item>
            </text:list>
          </table:table-cell>
        </table:table-row>
        <table:table-row>
          <table:table-cell table:style-name="Table3.A2" office:value-type="string">
            <text:list xml:id="list171526822376495" text:continue-numbering="true" text:style-name="L1">
              <text:list-item>
                <text:p text:style-name="P24">Write a program where the user will select the operation by switching to particular <text:s/>option and perform the following options:</text:p>
                <text:p text:style-name="P24">(i) Factorial of a number</text:p>
                <text:p text:style-name="P24">(ii)Square root of a number</text:p>
                <text:p text:style-name="P24"><text:soft-page-break/>(iii) Fibonacci series</text:p>
                <text:p text:style-name="P24">(iv) Find the number is armtrong or not</text:p>
                <text:p text:style-name="P24">(v) Find a number is palindrome or not</text:p>
              </text:list-item>
            </text:list>
          </table:table-cell>
        </table:table-row>
        <table:table-row>
          <table:table-cell table:style-name="Table3.A2" office:value-type="string">
            <text:list xml:id="list171527489629248" text:continue-numbering="true" text:style-name="L1">
              <text:list-item>
                <text:p text:style-name="P22">Write a C program to get the reverse of given number </text:p>
              </text:list-item>
            </text:list>
          </table:table-cell>
        </table:table-row>
        <table:table-row>
          <table:table-cell table:style-name="Table3.A2" office:value-type="string">
            <text:list xml:id="list171527781313986" text:continue-numbering="true" text:style-name="L1">
              <text:list-item>
                <text:p text:style-name="P22">Write a C program to print Right Identity matrix of given input number </text:p>
              </text:list-item>
            </text:list>
          </table:table-cell>
        </table:table-row>
        <table:table-row>
          <table:table-cell table:style-name="Table3.A2" office:value-type="string">
            <text:p text:style-name="P3"/>
          </table:table-cell>
        </table:table-row>
        <table:table-row>
          <table:table-cell table:style-name="Table3.A2" office:value-type="string">
            <text:p text:style-name="P3"/>
          </table:table-cell>
        </table:table-row>
        <table:table-row>
          <table:table-cell table:style-name="Table3.A2" office:value-type="string">
            <text:p text:style-name="P3"/>
          </table:table-cell>
        </table:table-row>
        <table:table-row>
          <table:table-cell table:style-name="Table3.A2" office:value-type="string">
            <text:p text:style-name="P3"/>
          </table:table-cell>
        </table:table-row>
        <table:table-row>
          <table:table-cell table:style-name="Table3.A2" office:value-type="string">
            <text:p text:style-name="P3"/>
          </table:table-cell>
        </table:table-row>
        <table:table-row>
          <table:table-cell table:style-name="Table3.A2" office:value-type="string">
            <text:p text:style-name="P4"/>
          </table:table-cell>
        </table:table-row>
      </table:table>
      <text:p text:style-name="P7"/>
      <text:p text:style-name="P8">Arrays:</text:p>
      <table:table table:name="Table4" table:style-name="Table4">
        <table:table-column table:style-name="Table4.A"/>
        <table:table-row>
          <table:table-cell table:style-name="Table4.A1" office:value-type="string">
            <text:list xml:id="list2925923852036678310" text:style-name="L2">
              <text:list-item>
                <text:p text:style-name="P25">Write a C program to assign characters into character array using assignment operations while displaying them both in value and character format using various format specifiers with the address of each and every array element?</text:p>
              </text:list-item>
            </text:list>
          </table:table-cell>
        </table:table-row>
        <table:table-row>
          <table:table-cell table:style-name="Table4.A2" office:value-type="string">
            <text:list xml:id="list171527053270533" text:continue-numbering="true" text:style-name="L2">
              <text:list-item>
                <text:p text:style-name="P26"><text:span text:style-name="T10">Write a C program to assign number</text:span>s<text:span text:style-name="T10"> into character array using assignment operations while displaying them both in value and character format using various format specifiers <text:s/>with the address of each and every array element?</text:span></text:p>
              </text:list-item>
            </text:list>
          </table:table-cell>
        </table:table-row>
        <table:table-row>
          <table:table-cell table:style-name="Table4.A2" office:value-type="string">
            <text:list xml:id="list171525844513593" text:continue-numbering="true" text:style-name="L2">
              <text:list-item>
                <text:p text:style-name="P27">Write a C program to <text:span text:style-name="T11">assign</text:span> numbers into <text:s/>Integer array<text:span text:style-name="T12"> using assignment operations </text:span><text:s/>while displaying them both in value format using various format specifiers <text:span text:style-name="T12">with the address of each and every array element </text:span>?</text:p>
              </text:list-item>
            </text:list>
          </table:table-cell>
        </table:table-row>
        <table:table-row>
          <table:table-cell table:style-name="Table4.A2" office:value-type="string">
            <text:list xml:id="list171526347198306" text:continue-numbering="true" text:style-name="L2">
              <text:list-item>
                <text:p text:style-name="P28"><text:s/><text:span text:style-name="T12">Write a C program to assign characters into integer array using assignment operations while displaying them both in value and character format using various format specifiers <text:s/>with the address of each and every array element?</text:span></text:p>
              </text:list-item>
            </text:list>
          </table:table-cell>
        </table:table-row>
        <table:table-row>
          <table:table-cell table:style-name="Table4.A2" office:value-type="string">
            <text:list xml:id="list171526628683899" text:continue-numbering="true" text:style-name="L2">
              <text:list-item>
                <text:p text:style-name="P25">Write a C program to input characters into character array while displaying them both in value and character format using various format specifiers <text:s/>with the address of each and every array element?</text:p>
              </text:list-item>
            </text:list>
          </table:table-cell>
        </table:table-row>
        <table:table-row>
          <table:table-cell table:style-name="Table4.A2" office:value-type="string">
            <text:list xml:id="list171526819224212" text:continue-numbering="true" text:style-name="L2">
              <text:list-item>
                <text:p text:style-name="P27">Write a C program to input numbers into <text:s/>Integer array while displaying them both in value and character format using various format specifiers <text:span text:style-name="T12">with the address of each and every array element </text:span>?</text:p>
              </text:list-item>
            </text:list>
          </table:table-cell>
        </table:table-row>
        <table:table-row>
          <table:table-cell table:style-name="Table4.A2" office:value-type="string">
            <text:list xml:id="list171525892124134" text:continue-numbering="true" text:style-name="L2">
              <text:list-item>
                <text:p text:style-name="P29">Intialise an integer array of size 10 with three element during array declaration and print the array with respective to its size irrespective of initialization of the array during declaration.</text:p>
              </text:list-item>
            </text:list>
          </table:table-cell>
        </table:table-row>
        <table:table-row>
          <table:table-cell table:style-name="Table4.A2" office:value-type="string">
            <text:list xml:id="list171527029492901" text:continue-numbering="true" text:style-name="L2">
              <text:list-item>
                <text:p text:style-name="P30">Write a C program to reverse an array of integers?</text:p>
              </text:list-item>
            </text:list>
          </table:table-cell>
        </table:table-row>
        <table:table-row>
          <table:table-cell table:style-name="Table4.A2" office:value-type="string">
            <text:list xml:id="list171526502546756" text:continue-numbering="true" text:style-name="L2">
              <text:list-item>
                <text:p text:style-name="P30"><text:s/>Write a C program to input 10 integer and calculate <text:span text:style-name="T13">and print</text:span> sum and average of the array elements?</text:p>
              </text:list-item>
            </text:list>
          </table:table-cell>
        </table:table-row>
        <table:table-row>
          <table:table-cell table:style-name="Table4.A2" office:value-type="string">
            <text:list xml:id="list171526628211712" text:continue-numbering="true" text:style-name="L2">
              <text:list-item>
                <text:p text:style-name="P31">Write a C program to declare a short int array and assign some values and print values and their address</text:p>
              </text:list-item>
            </text:list>
          </table:table-cell>
        </table:table-row>
        <table:table-row>
          <table:table-cell table:style-name="Table4.A2" office:value-type="string">
            <text:list xml:id="list171527659506778" text:continue-numbering="true" text:style-name="L2">
              <text:list-item>
                <text:p text:style-name="P31">Write a C program to input 10 numbers and find the largest element in the array of integers.</text:p>
              </text:list-item>
            </text:list>
          </table:table-cell>
        </table:table-row>
        <table:table-row>
          <table:table-cell table:style-name="Table4.A2" office:value-type="string">
            <text:list xml:id="list171525822693877" text:continue-numbering="true" text:style-name="L2">
              <text:list-item>
                <text:p text:style-name="P27">Write a C program to <text:span text:style-name="T11">assign</text:span> numbers into <text:s/><text:span text:style-name="T14">float</text:span> array<text:span text:style-name="T12"> using assignment operations </text:span><text:s/>while displaying them both in value format using various format specifiers <text:span text:style-name="T12">with the address of each and every array element </text:span>?</text:p>
              </text:list-item>
            </text:list>
          </table:table-cell>
        </table:table-row>
        <table:table-row>
          <table:table-cell table:style-name="Table4.A2" office:value-type="string">
            <text:list xml:id="list171526434198321" text:continue-numbering="true" text:style-name="L2">
              <text:list-item>
                <text:p text:style-name="P27">Write a C program to <text:span text:style-name="T11">assign</text:span> numbers into <text:s/><text:span text:style-name="T14">double</text:span> array<text:span text:style-name="T12"> using assignment operations </text:span><text:s/>while displaying them both in value format using various format specifiers <text:span text:style-name="T12">with the address of each and every array element </text:span>?</text:p>
              </text:list-item>
            </text:list>
          </table:table-cell>
        </table:table-row>
        <table:table-row>
          <table:table-cell table:style-name="Table4.A2" office:value-type="string">
            <text:list xml:id="list171526690891786" text:continue-numbering="true" text:style-name="L2">
              <text:list-item>
                <text:p text:style-name="P32">Write a C program to search for an element in an array and if found di<text:span text:style-name="T9">s</text:span>play the index of that element if not found the display 'the element was not found'.</text:p>
              </text:list-item>
            </text:list>
          </table:table-cell>
        </table:table-row>
        <table:table-row>
          <table:table-cell table:style-name="Table4.A2" office:value-type="string">
            <text:list xml:id="list171526005835812" text:continue-numbering="true" text:style-name="L2">
              <text:list-item>
                <text:p text:style-name="P33">Write a C program to find the value and addresses of all the indices in a two <text:s/>dimensional array by using:</text:p>
                <text:p text:style-name="P33">(i) Initialisation</text:p>
                <text:p text:style-name="P33">(ii) Assignment</text:p>
                <text:p text:style-name="P33">(iii) User input</text:p>
              </text:list-item>
            </text:list>
          </table:table-cell>
        </table:table-row>
      </table:table>
      <text:p text:style-name="P8"><text:soft-page-break/></text:p>
      <text:p text:style-name="P8">Strings:</text:p>
      <table:table table:name="Table5" table:style-name="Table5">
        <table:table-column table:style-name="Table5.A"/>
        <table:table-row>
          <table:table-cell table:style-name="Table5.A1" office:value-type="string">
            <text:list xml:id="list7691864054467308" text:style-name="L3">
              <text:list-item>
                <text:p text:style-name="P35">Write a c program to find the array size by initilizing the string without having array count?</text:p>
                <text:p text:style-name="P35">Ex: char ch[]=”string”;</text:p>
              </text:list-item>
            </text:list>
          </table:table-cell>
        </table:table-row>
        <table:table-row>
          <table:table-cell table:style-name="Table5.A2" office:value-type="string">
            <text:list xml:id="list171526005284997" text:continue-numbering="true" text:style-name="L3">
              <text:list-item>
                <text:p text:style-name="P35">Write a c program to find the array size by defining the string with array count?</text:p>
                <text:p text:style-name="P35">Ex : char ch[10];</text:p>
              </text:list-item>
            </text:list>
          </table:table-cell>
        </table:table-row>
        <table:table-row>
          <table:table-cell table:style-name="Table5.A2" office:value-type="string">
            <text:list xml:id="list171527497261984" text:continue-numbering="true" text:style-name="L3">
              <text:list-item>
                <text:p text:style-name="P35">Write a c program to accept characters from the user and display it as a string?</text:p>
              </text:list-item>
            </text:list>
          </table:table-cell>
        </table:table-row>
        <table:table-row>
          <table:table-cell table:style-name="Table5.A2" office:value-type="string">
            <text:list xml:id="list171525828630003" text:continue-numbering="true" text:style-name="L3">
              <text:list-item>
                <text:p text:style-name="P36">Write a c program to accept min characters from the user and display it as a string and continue the process until user enters 0?</text:p>
              </text:list-item>
            </text:list>
          </table:table-cell>
        </table:table-row>
        <table:table-row>
          <table:table-cell table:style-name="Table5.A2" office:value-type="string">
            <text:list xml:id="list171526431440858" text:continue-numbering="true" text:style-name="L3">
              <text:list-item>
                <text:p text:style-name="P36">Write a c program using string builtin functions(strlen(),strcpy(),strcat(),strcmp(),srencmp(),strncat(),strncpy(),strstr(),strchr(),strrchr())?</text:p>
              </text:list-item>
            </text:list>
          </table:table-cell>
        </table:table-row>
        <table:table-row>
          <table:table-cell table:style-name="Table5.A2" office:value-type="string">
            <text:list xml:id="list171527465109915" text:continue-numbering="true" text:style-name="L3">
              <text:list-item>
                <text:p text:style-name="P38">Write a C program to describe your own functions to find:</text:p>
                <text:p text:style-name="P38">(i) <text:s/>Length of a string</text:p>
                <text:p text:style-name="P38">(ii) Copy one string to other</text:p>
                <text:p text:style-name="P38">(iii) Append two strings</text:p>
                <text:p text:style-name="P38">(iv) Compare the two strings</text:p>
              </text:list-item>
            </text:list>
          </table:table-cell>
        </table:table-row>
        <table:table-row>
          <table:table-cell table:style-name="Table5.A2" office:value-type="string">
            <text:list xml:id="list171525964783626" text:continue-numbering="true" text:style-name="L3">
              <text:list-item>
                <text:p text:style-name="P38">Punch the above code into one using switch.</text:p>
              </text:list-item>
            </text:list>
          </table:table-cell>
        </table:table-row>
      </table:table>
      <text:p text:style-name="P8"/>
      <text:p text:style-name="P9">Functions:</text:p>
      <table:table table:name="Table6" table:style-name="Table6">
        <table:table-column table:style-name="Table6.A"/>
        <table:table-row>
          <table:table-cell table:style-name="Table6.A1" office:value-type="string">
            <text:list xml:id="list6535856088168120429" text:style-name="L4">
              <text:list-item>
                <text:p text:style-name="P37">Write a function using no input and no output type? <text:span text:style-name="T18">(Ex: sum,square and cube of numbers from1-10)</text:span></text:p>
              </text:list-item>
            </text:list>
          </table:table-cell>
        </table:table-row>
        <table:table-row>
          <table:table-cell table:style-name="Table6.A2" office:value-type="string">
            <text:list xml:id="list171526293341338" text:continue-numbering="true" text:style-name="L4">
              <text:list-item>
                <text:p text:style-name="P37">Write a function using no input and output type( Ex : Random number generator )?</text:p>
              </text:list-item>
            </text:list>
          </table:table-cell>
        </table:table-row>
        <table:table-row>
          <table:table-cell table:style-name="Table6.A2" office:value-type="string">
            <text:list xml:id="list171527143387521" text:continue-numbering="true" text:style-name="L4">
              <text:list-item>
                <text:p text:style-name="P37">Write a function using input and no output type( Ex : Fibona<text:span text:style-name="T15">cci </text:span>series )?</text:p>
              </text:list-item>
            </text:list>
          </table:table-cell>
        </table:table-row>
        <table:table-row>
          <table:table-cell table:style-name="Table6.A2" office:value-type="string">
            <text:list xml:id="list171527522898664" text:continue-numbering="true" text:style-name="L4">
              <text:list-item>
                <text:p text:style-name="P37">Write a function using <text:span text:style-name="T16">input and output type ? (Ex : arithmetic operator using switch)</text:span></text:p>
              </text:list-item>
            </text:list>
          </table:table-cell>
        </table:table-row>
        <table:table-row>
          <table:table-cell table:style-name="Table6.A2" office:value-type="string">
            <text:list xml:id="list171527268613852" text:continue-numbering="true" text:style-name="L4">
              <text:list-item>
                <text:p text:style-name="P39">Write one function to convert Decimal number to octal number and binary number(Should be in generic way)?</text:p>
              </text:list-item>
            </text:list>
          </table:table-cell>
        </table:table-row>
        <table:table-row>
          <table:table-cell table:style-name="Table6.A2" office:value-type="string">
            <text:list xml:id="list171526189377902" text:continue-numbering="true" text:style-name="L4">
              <text:list-item>
                <text:p text:style-name="P40">Write a function to find the factorial of given number?</text:p>
              </text:list-item>
            </text:list>
          </table:table-cell>
        </table:table-row>
        <table:table-row>
          <table:table-cell table:style-name="Table6.A2" office:value-type="string">
            <text:list xml:id="list171527599222537" text:continue-numbering="true" text:style-name="L4">
              <text:list-item>
                <text:p text:style-name="P40">Write a function to check given number is armgstrong number or not?</text:p>
              </text:list-item>
            </text:list>
          </table:table-cell>
        </table:table-row>
        <table:table-row>
          <table:table-cell table:style-name="Table6.A2" office:value-type="string">
            <text:list xml:id="list171527219118300" text:continue-numbering="true" text:style-name="L4">
              <text:list-item>
                <text:p text:style-name="P40">Write a function to check given number is prime number or not?</text:p>
              </text:list-item>
            </text:list>
          </table:table-cell>
        </table:table-row>
        <table:table-row>
          <table:table-cell table:style-name="Table6.A2" office:value-type="string">
            <text:list xml:id="list171525987244669" text:continue-numbering="true" text:style-name="L4">
              <text:list-item>
                <text:p text:style-name="P40">Write a function to reverse the number?</text:p>
              </text:list-item>
            </text:list>
          </table:table-cell>
        </table:table-row>
        <table:table-row>
          <table:table-cell table:style-name="Table6.A2" office:value-type="string">
            <text:list xml:id="list171526523094966" text:continue-numbering="true" text:style-name="L4">
              <text:list-item>
                <text:p text:style-name="P40">Write a function to print the fibon<text:span text:style-name="T18">acci</text:span> series and continue loop until user enters 0 and should not allow <text:span text:style-name="T18">negative</text:span> values?</text:p>
              </text:list-item>
            </text:list>
          </table:table-cell>
        </table:table-row>
      </table:table>
      <text:p text:style-name="P9"/>
      <text:p text:style-name="P9">Storage Classes:</text:p>
      <table:table table:name="Table7" table:style-name="Table7">
        <table:table-column table:style-name="Table7.A"/>
        <table:table-row>
          <table:table-cell table:style-name="Table7.A1" office:value-type="string">
            <text:list xml:id="list8586367405680576920" text:style-name="L5">
              <text:list-item>
                <text:p text:style-name="P41">Write a c program with only one definition in one function using auto variable?</text:p>
              </text:list-item>
            </text:list>
          </table:table-cell>
        </table:table-row>
        <table:table-row>
          <table:table-cell table:style-name="Table7.A2" office:value-type="string">
            <text:list xml:id="list171526809920180" text:continue-numbering="true" text:style-name="L5">
              <text:list-item>
                <text:p text:style-name="P41">Write a c program with two definitions of same variable in two blocks using auto variable?</text:p>
              </text:list-item>
            </text:list>
          </table:table-cell>
        </table:table-row>
        <table:table-row>
          <table:table-cell table:style-name="Table7.A2" office:value-type="string">
            <text:list xml:id="list171525869623599" text:continue-numbering="true" text:style-name="L5">
              <text:list-item>
                <text:p text:style-name="P41">Write a c program using static variable with in the block?</text:p>
              </text:list-item>
            </text:list>
          </table:table-cell>
        </table:table-row>
        <table:table-row>
          <table:table-cell table:style-name="Table7.A2" office:value-type="string">
            <text:list xml:id="list171527822718447" text:continue-numbering="true" text:style-name="L5">
              <text:list-item>
                <text:p text:style-name="P41">Write a c program using static variable before the main function(static variable with file)?</text:p>
              </text:list-item>
            </text:list>
          </table:table-cell>
        </table:table-row>
        <table:table-row>
          <table:table-cell table:style-name="Table7.A2" office:value-type="string">
            <text:list xml:id="list171526899570519" text:continue-numbering="true" text:style-name="L5">
              <text:list-item>
                <text:p text:style-name="P41">Write a c program using extern variable with two different files?</text:p>
              </text:list-item>
            </text:list>
          </table:table-cell>
        </table:table-row>
        <table:table-row>
          <table:table-cell table:style-name="Table7.A2" office:value-type="string">
            <text:list xml:id="list171526461350571" text:continue-numbering="true" text:style-name="L5">
              <text:list-item>
                <text:p text:style-name="P41">Write a c program using extern with in the function(Two different functions)?</text:p>
              </text:list-item>
            </text:list>
          </table:table-cell>
        </table:table-row>
      </table:table>
      <text:p text:style-name="P9"/>
      <text:p text:style-name="P9">Recursion:</text:p>
      <table:table table:name="Table8" table:style-name="Table8">
        <table:table-column table:style-name="Table8.A"/>
        <table:table-row>
          <table:table-cell table:style-name="Table8.A1" office:value-type="string">
            <text:list xml:id="list8400872195947035543" text:style-name="L6">
              <text:list-item>
                <text:p text:style-name="P42">Find the factorial for user input number using recursive functions?</text:p>
              </text:list-item>
            </text:list>
          </table:table-cell>
        </table:table-row>
        <table:table-row>
          <table:table-cell table:style-name="Table8.A2" office:value-type="string">
            <text:list xml:id="list171526548849341" text:continue-numbering="true" text:style-name="L6">
              <text:list-item>
                <text:p text:style-name="P42">Display <text:span text:style-name="T18">fibonacci</text:span> series upto user entered range using recursive functions?</text:p>
              </text:list-item>
            </text:list>
          </table:table-cell>
        </table:table-row>
        <table:table-row>
          <table:table-cell table:style-name="Table8.A2" office:value-type="string">
            <text:list xml:id="list171525816182227" text:continue-numbering="true" text:style-name="L6">
              <text:list-item>
                <text:p text:style-name="P42">Accept number from input and sum of that number using recursive functions?</text:p>
                <text:p text:style-name="P42">Ex : 123 = 1+2+3 = 6</text:p>
              </text:list-item>
            </text:list>
          </table:table-cell>
        </table:table-row>
        <table:table-row>
          <table:table-cell table:style-name="Table8.A2" office:value-type="string">
            <text:list xml:id="list171526598269282" text:continue-numbering="true" text:style-name="L6">
              <text:list-item>
                <text:p text:style-name="P44">Accept the number from user and print the series of numbers from 1 to n(user entered number.</text:p>
              </text:list-item>
              <text:list-item>
                <text:p text:style-name="P47"><text:soft-page-break/>Write a C program to find that the number is using recursion.</text:p>
              </text:list-item>
            </text:list>
          </table:table-cell>
        </table:table-row>
        <table:table-row>
          <table:table-cell table:style-name="Table8.A2" office:value-type="string">
            <text:list xml:id="list171527822532918" text:continue-numbering="true" text:style-name="L6">
              <text:list-item>
                <text:p text:style-name="P47">Write a C program to find the number is armstrong or not.</text:p>
              </text:list-item>
            </text:list>
          </table:table-cell>
        </table:table-row>
        <table:table-row>
          <table:table-cell table:style-name="Table8.A2" office:value-type="string">
            <text:list xml:id="list171526562487926" text:continue-numbering="true" text:style-name="L6">
              <text:list-item>
                <text:p text:style-name="P48"/>
              </text:list-item>
            </text:list>
          </table:table-cell>
        </table:table-row>
      </table:table>
      <text:p text:style-name="P9"/>
      <text:p text:style-name="P10">Recursive functions:</text:p>
      <text:p text:style-name="P10"/>
      <table:table table:name="Table9" table:style-name="Table9">
        <table:table-column table:style-name="Table9.A"/>
        <table:table-row>
          <table:table-cell table:style-name="Table9.A1" office:value-type="string">
            <text:list xml:id="list1203243841819878351" text:style-name="L7">
              <text:list-item>
                <text:p text:style-name="P43">Find the factorial for user input number using recursive functions?</text:p>
              </text:list-item>
            </text:list>
          </table:table-cell>
        </table:table-row>
        <table:table-row>
          <table:table-cell table:style-name="Table9.A2" office:value-type="string">
            <text:list xml:id="list171527470882539" text:continue-numbering="true" text:style-name="L7">
              <text:list-item>
                <text:p text:style-name="P43">Display fibnoicc series upto user entered range using recursive functions?</text:p>
              </text:list-item>
            </text:list>
          </table:table-cell>
        </table:table-row>
        <table:table-row>
          <table:table-cell table:style-name="Table9.A2" office:value-type="string">
            <text:list xml:id="list171527578176549" text:continue-numbering="true" text:style-name="L7">
              <text:list-item>
                <text:p text:style-name="P43">Accept number from input and sum of that number using recursive functions?<text:span text:style-name="T17">\</text:span></text:p>
                <text:p text:style-name="P43">Ex : 123 = 1+2+3 = 6</text:p>
              </text:list-item>
            </text:list>
          </table:table-cell>
        </table:table-row>
        <table:table-row>
          <table:table-cell table:style-name="Table9.A2" office:value-type="string">
            <text:list xml:id="list171526628824849" text:continue-numbering="true" text:style-name="L7">
              <text:list-item>
                <text:p text:style-name="P45">Accept the number from user and print the series of numbers from 1 to n(user entered number) and n to 1?</text:p>
              </text:list-item>
            </text:list>
          </table:table-cell>
        </table:table-row>
      </table:table>
      <text:p text:style-name="P11"/>
      <text:p text:style-name="P10">Pointers:</text:p>
      <text:p text:style-name="P10"/>
      <table:table table:name="Table10" table:style-name="Table10">
        <table:table-column table:style-name="Table10.A"/>
        <table:table-row>
          <table:table-cell table:style-name="Table10.A1" office:value-type="string">
            <text:list xml:id="list7035154453694349551" text:style-name="L8">
              <text:list-item>
                <text:p text:style-name="P49">Assign and access the adresss and variable using pointers?(For all data types – int,char,float,double)</text:p>
              </text:list-item>
            </text:list>
          </table:table-cell>
        </table:table-row>
        <table:table-row>
          <table:table-cell table:style-name="Table10.A2" office:value-type="string">
            <text:list xml:id="list171526001451047" text:continue-numbering="true" text:style-name="L8">
              <text:list-item>
                <text:p text:style-name="P49">Access the integer,character,float,double arrays <text:s/>and print the adress and values of that array using pointers?</text:p>
              </text:list-item>
            </text:list>
          </table:table-cell>
        </table:table-row>
        <table:table-row>
          <table:table-cell table:style-name="Table10.A2" office:value-type="string">
            <text:list xml:id="list171526365127855" text:continue-numbering="true" text:style-name="L8">
              <text:list-item>
                <text:p text:style-name="P49">Accept input from user for 10 elements <text:s/>and fill that elements in an array and access that variables using pointers?</text:p>
              </text:list-item>
            </text:list>
          </table:table-cell>
        </table:table-row>
        <table:table-row>
          <table:table-cell table:style-name="Table10.A2" office:value-type="string">
            <text:list xml:id="list171526877298328" text:continue-numbering="true" text:style-name="L8">
              <text:list-item>
                <text:p text:style-name="P49">Accept input from the user until user enters 0 and fill the elemets in an array and access the variables using pointers?</text:p>
              </text:list-item>
            </text:list>
          </table:table-cell>
        </table:table-row>
        <table:table-row>
          <table:table-cell table:style-name="Table10.A2" office:value-type="string">
            <text:list xml:id="list171526245844742" text:continue-numbering="true" text:style-name="L8">
              <text:list-item>
                <text:p text:style-name="P49">Accept input from the user until user enters 0 then print sum and mul of that inputs using pointers?</text:p>
              </text:list-item>
            </text:list>
          </table:table-cell>
        </table:table-row>
        <table:table-row>
          <table:table-cell table:style-name="Table10.A2" office:value-type="string">
            <text:list xml:id="list171525953501966" text:continue-numbering="true" text:style-name="L8">
              <text:list-item>
                <text:p text:style-name="P49">Accept numbers from the user until enters 0 then count the even and odd numbers and print?</text:p>
              </text:list-item>
            </text:list>
          </table:table-cell>
        </table:table-row>
        <table:table-row>
          <table:table-cell table:style-name="Table10.A2" office:value-type="string">
            <text:list xml:id="list171526944677430" text:continue-numbering="true" text:style-name="L8">
              <text:list-item>
                <text:p text:style-name="P49">Search user entered element in an array and print the adress of that element?</text:p>
              </text:list-item>
            </text:list>
          </table:table-cell>
        </table:table-row>
        <table:table-row>
          <table:table-cell table:style-name="Table10.A2" office:value-type="string">
            <text:list xml:id="list171526915362639" text:continue-numbering="true" text:style-name="L8">
              <text:list-item>
                <text:p text:style-name="P49">Min and max values in array and print using pointers?</text:p>
              </text:list-item>
            </text:list>
          </table:table-cell>
        </table:table-row>
        <table:table-row>
          <table:table-cell table:style-name="Table10.A2" office:value-type="string">
            <text:list xml:id="list171527656820763" text:continue-numbering="true" text:style-name="L8">
              <text:list-item>
                <text:p text:style-name="P49">Accept the input from the user and find out how many times it was repeting in the array(initilize the array) and return count?</text:p>
              </text:list-item>
            </text:list>
          </table:table-cell>
        </table:table-row>
        <table:table-row>
          <table:table-cell table:style-name="Table10.A2" office:value-type="string">
            <text:list xml:id="list171527146335501" text:continue-numbering="true" text:style-name="L8">
              <text:list-item>
                <text:p text:style-name="P46">Take an array of two elements and perform pre/post increment and pre/post decrement and assignment operations?</text:p>
              </text:list-item>
            </text:list>
          </table:table-cell>
        </table:table-row>
        <table:table-row>
          <table:table-cell table:style-name="Table10.A2" office:value-type="string">
            <text:list xml:id="list171527445157757" text:continue-numbering="true" text:style-name="L8">
              <text:list-item>
                <text:p text:style-name="P46">Take an array of two elements and perform assignment with increment operations?</text:p>
              </text:list-item>
            </text:list>
          </table:table-cell>
        </table:table-row>
        <table:table-row>
          <table:table-cell table:style-name="Table10.A2" office:value-type="string">
            <text:list xml:id="list171526888514152" text:continue-numbering="true" text:style-name="L8">
              <text:list-item>
                <text:p text:style-name="P50">Write a c program to Initilize the array elements and display adress and elements using array pointer?</text:p>
              </text:list-item>
            </text:list>
          </table:table-cell>
        </table:table-row>
        <table:table-row>
          <table:table-cell table:style-name="Table10.A2" office:value-type="string">
            <text:list xml:id="list171526756934154" text:continue-numbering="true" text:style-name="L8">
              <text:list-item>
                <text:p text:style-name="P50">Write a c program to initilize the integers values and an integer array and display the variable elements and array elements using pointer array?</text:p>
              </text:list-item>
            </text:list>
          </table:table-cell>
        </table:table-row>
        <table:table-row>
          <table:table-cell table:style-name="Table10.A2" office:value-type="string">
            <text:list xml:id="list171526800998176" text:continue-numbering="true" text:style-name="L8">
              <text:list-item>
                <text:p text:style-name="P50">Write a c program to accept two values from user and perform arithmetic operations using function pointers?</text:p>
              </text:list-item>
            </text:list>
          </table:table-cell>
        </table:table-row>
        <table:table-row>
          <table:table-cell table:style-name="Table10.A2" office:value-type="string">
            <text:list xml:id="list171527312470434" text:continue-numbering="true" text:style-name="L8">
              <text:list-item>
                <text:p text:style-name="P50">Write a c program to access multi-dimensional array using array of pointers and display each row starting adress?</text:p>
              </text:list-item>
            </text:list>
          </table:table-cell>
        </table:table-row>
        <table:table-row>
          <table:table-cell table:style-name="Table10.A2" office:value-type="string">
            <text:list xml:id="list171526443159918" text:continue-numbering="true" text:style-name="L8">
              <text:list-item>
                <text:p text:style-name="P50">Write a c program to accept strings from user and store the strings in an array using array of pointers?</text:p>
              </text:list-item>
            </text:list>
          </table:table-cell>
        </table:table-row>
        <table:table-row>
          <table:table-cell table:style-name="Table10.A2" office:value-type="string">
            <text:list xml:id="list171526106690877" text:continue-numbering="true" text:style-name="L8">
              <text:list-item>
                <text:p text:style-name="P50">Write a <text:s/>program to Display the diagonals of matrix by using pointer to an array?</text:p>
              </text:list-item>
            </text:list>
          </table:table-cell>
        </table:table-row>
        <table:table-row>
          <table:table-cell table:style-name="Table10.A2" office:value-type="string">
            <text:list xml:id="list171527533900058" text:continue-numbering="true" text:style-name="L8">
              <text:list-item>
                <text:p text:style-name="P50">Write a program to perform matrix addition by using pointer to an array?</text:p>
              </text:list-item>
            </text:list>
          </table:table-cell>
        </table:table-row>
        <table:table-row>
          <table:table-cell table:style-name="Table10.A2" office:value-type="string">
            <text:list xml:id="list171527199754070" text:continue-numbering="true" text:style-name="L8">
              <text:list-item>
                <text:p text:style-name="P51">Write a program to p<text:span text:style-name="T19">rint the elements of 2D array using pointer notation</text:span>? </text:p>
              </text:list-item>
            </text:list>
          </table:table-cell>
        </table:table-row>
        <table:table-row>
          <table:table-cell table:style-name="Table10.A2" office:value-type="string">
            <text:list xml:id="list171527149329264" text:continue-numbering="true" text:style-name="L8">
              <text:list-item>
                <text:p text:style-name="P51">Write a <text:span text:style-name="T19">program to accept two variable from user and perform user specified operation(+,-,*,/) using switch statement and function pointer (single function pointer)? </text:span></text:p>
              </text:list-item>
            </text:list>
          </table:table-cell>
        </table:table-row>
        <table:table-row>
          <table:table-cell table:style-name="Table10.A2" office:value-type="string">
            <text:list xml:id="list171527635848625" text:continue-numbering="true" text:style-name="L8">
              <text:list-item>
                <text:p text:style-name="P55">Write a c program to demonstrate the void pointer?</text:p>
              </text:list-item>
            </text:list>
          </table:table-cell>
        </table:table-row>
      </table:table>
      <text:p text:style-name="P58"/>
      <text:p text:style-name="P58"><text:soft-page-break/></text:p>
      <text:p text:style-name="P58"><text:span text:style-name="T20">Call by Value &amp; Call by Reference:</text:span></text:p>
      <text:p text:style-name="P57"/>
      <table:table table:name="Table11" table:style-name="Table11">
        <table:table-column table:style-name="Table11.A"/>
        <table:table-row>
          <table:table-cell table:style-name="Table11.A1" office:value-type="string">
            <text:list xml:id="list3675029341036221843" text:style-name="L9">
              <text:list-item>
                <text:p text:style-name="P52">Pass to values to the function and do arthimetic operations <text:s/>and return 4 outputs(Add,Sub,Mul,Div) <text:s/>to the main? (Call by reference)?</text:p>
              </text:list-item>
            </text:list>
          </table:table-cell>
        </table:table-row>
        <table:table-row>
          <table:table-cell table:style-name="Table11.A2" office:value-type="string">
            <text:list xml:id="list171527108206410" text:continue-numbering="true" text:style-name="L9">
              <text:list-item>
                <text:p text:style-name="P52">Accept the elements from the user into an array ,Ask user choice if user enters 1 remove odd values from the array and return elements if user enters 2 remove even values from the array and return?</text:p>
              </text:list-item>
            </text:list>
          </table:table-cell>
        </table:table-row>
        <table:table-row>
          <table:table-cell table:style-name="Table11.A2" office:value-type="string">
            <text:list xml:id="list171526134179872" text:continue-numbering="true" text:style-name="L9">
              <text:list-item>
                <text:p text:style-name="P52">Print Fibanoicc series using pointers? </text:p>
              </text:list-item>
            </text:list>
          </table:table-cell>
        </table:table-row>
        <table:table-row>
          <table:table-cell table:style-name="Table11.A2" office:value-type="string">
            <text:list xml:id="list171526182590170" text:continue-numbering="true" text:style-name="L9">
              <text:list-item>
                <text:p text:style-name="P52">Reverse the array using pointers?</text:p>
              </text:list-item>
            </text:list>
          </table:table-cell>
        </table:table-row>
        <table:table-row>
          <table:table-cell table:style-name="Table11.A2" office:value-type="string">
            <text:list xml:id="list171527887670499" text:continue-numbering="true" text:style-name="L9">
              <text:list-item>
                <text:p text:style-name="P52">Write a c program to write our own strcat,strlen and strncmp functions using pointers?</text:p>
              </text:list-item>
            </text:list>
          </table:table-cell>
        </table:table-row>
        <table:table-row>
          <table:table-cell table:style-name="Table11.A2" office:value-type="string">
            <text:list xml:id="list171526180459847" text:continue-numbering="true" text:style-name="L9">
              <text:list-item>
                <text:p text:style-name="P52">Write a c program to reverse the string using pointers?</text:p>
              </text:list-item>
            </text:list>
          </table:table-cell>
        </table:table-row>
        <table:table-row>
          <table:table-cell table:style-name="Table11.A2" office:value-type="string">
            <text:list xml:id="list171527010710544" text:continue-numbering="true" text:style-name="L9">
              <text:list-item>
                <text:p text:style-name="P53">Pass to values to the function and <text:span text:style-name="T21">perform XOR</text:span> <text:span text:style-name="T21">operation</text:span> and return <text:span text:style-name="T21">the result to main as a pointer?</text:span></text:p>
              </text:list-item>
            </text:list>
          </table:table-cell>
        </table:table-row>
      </table:table>
      <text:p text:style-name="P56"/>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IN"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en" fo:country="IN"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2T18:34:56</meta:creation-date>
    <dc:language>en-IN</dc:language>
    <meta:editing-cycles>6</meta:editing-cycles>
    <meta:editing-duration>P0D</meta:editing-duration>
    <dc:date>2017-03-06T17:15:25.696686696</dc:date>
    <meta:generator>LibreOffice/4.2.8.2$Linux_X86_64 LibreOffice_project/420m0$Build-2</meta:generator>
    <meta:document-statistic meta:table-count="11" meta:image-count="0" meta:object-count="0" meta:page-count="6" meta:paragraph-count="175" meta:word-count="2377" meta:character-count="13919" meta:non-whitespace-character-count="11531"/>
  </office:meta>
</office:document-meta>
</file>